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dées à proposer</text:p>
      <text:p text:style-name="Standard"/>
      <text:p text:style-name="Standard"/>
      <text:p text:style-name="Standard"/>
      <text:p text:style-name="Standard">1) Rajouter une possibilité de <text:span text:style-name="T5">supplément</text:span> <text:span text:style-name="T1">pour le client</text:span> et faire apparaître ce supplément dans la recette proposée aux <text:span text:style-name="T1">pizzaiolos</text:span><text:span text:style-name="T4"> pour éviter les oublis (en rouge par exemple).</text:span></text:p>
      <text:p text:style-name="Standard"/>
      <text:p text:style-name="Standard">2) Rajouter la possibilité d'<text:span text:style-name="T3">enlever des ingrédients</text:span> d'une pizza <text:span text:style-name="T1">pour le client </text:span>(exple, pas de câpre dans la pizza aux anchois) et faire apparaître cette suppression dans la recette proposée aux <text:span text:style-name="T1">pizzaiolos</text:span><text:span text:style-name="T4"> pour éviter les oublis (en rouge par exemple).</text:span></text:p>
      <text:p text:style-name="Standard"><text:span text:style-name="T4"/></text:p>
      <text:p text:style-name="Standard"><text:span text:style-name="T4">3) <text:s/>Avoir une </text:span><text:span text:style-name="T5">gestion commune des livraisons</text:span><text:span text:style-name="T4"> des différentes pizzerias si celles-ci sont dans la même ville.</text:span></text:p>
      <text:p text:style-name="Standard"><text:span text:style-name="T4"><text:tab/><text:tab/>- </text:span><text:span text:style-name="T2">question à poser :</text:span><text:span text:style-name="T4"> les pizzerias ou plusieurs d'entre-elles sont-elles dans la même <text:tab/><text:tab/>ville et<text:tab/>si oui à quelle distance ?</text:span></text:p>
      <text:p text:style-name="Standard"><text:span text:style-name="T4"/></text:p>
      <text:p text:style-name="Standard"><text:span text:style-name="T4">4) Traduire les quantités d'ingrédients restants en terme de nombre de pizzas réalisables (en fonction du type de pizza)</text:span></text:p>
      <text:p text:style-name="Standard"><text:span text:style-name="T4"/></text:p>
      <text:p text:style-name="Standard"><text:span text:style-name="T4">5) Les clients pourront-ils faire des suggestions de nouvelles pizzas ou même créer leur pizza personnel <text:s/>à partir des ingrédients proposés ?</text:span></text:p>
      <text:p text:style-name="Standard"><text:span text:style-name="T4"/></text:p>
      <text:p text:style-name="Standard"><text:span text:style-name="T4">6) 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29T19:27:25.84</meta:creation-date>
    <dc:date>2020-11-29T22:13:14.67</dc:date>
    <meta:editing-duration>PT2H45M46S</meta:editing-duration>
    <meta:editing-cycles>4</meta:editing-cycles>
    <meta:generator>OpenOffice/4.1.7$Win32 OpenOffice.org_project/417m1$Build-9800</meta:generator>
    <meta:document-statistic meta:table-count="0" meta:image-count="0" meta:object-count="0" meta:page-count="1" meta:paragraph-count="8" meta:word-count="152" meta:character-count="942"/>
  </office:meta>
</office:document-meta>
</file>